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7">
            <text:p>1,187</text:p>
          </table:table-cell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96">
            <text:p>996</text:p>
          </table:table-cell>
          <table:table-cell table:style-name="ce23" office:value-type="float" office:value="716">
            <text:p>7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304">
            <text:p>30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6">
            <text:p>126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19">
            <text:p>4,619</text:p>
          </table:table-cell>
          <table:table-cell table:style-name="ce22" office:value-type="float" office:value="2924">
            <text:p>29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48">
            <text:p>648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0">
            <text:p>78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33">
            <text:p>3633</text:p>
          </table:table-cell>
          <table:table-cell table:style-name="ce22" office:value-type="float" office:value="321">
            <text:p>3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21">
            <text:p>5821</text:p>
          </table:table-cell>
          <table:table-cell table:style-name="ce22" office:value-type="float" office:value="1976">
            <text:p>19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40">
            <text:p>10440</text:p>
          </table:table-cell>
          <table:table-cell table:style-name="ce22" office:value-type="float" office:value="4900">
            <text:p>49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